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"The true enemy always lies within oneself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"If one cannot win against themselves,
they they call themselves a true warrior."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"No matter how trivial the temptation
it is that they resist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30T20:48:23+01:00</meta:creation-date>
    <dc:date>2020-01-30T20:48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